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16d7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88f9" officeooo:paragraph-rsid="001788f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de7e" officeooo:paragraph-rsid="0017de7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88f9" officeooo:paragraph-rsid="001788f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e6d3" officeooo:paragraph-rsid="0018e6d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18e6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7de7e" officeooo:paragraph-rsid="0017de7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1c3e4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c446e" officeooo:paragraph-rsid="001c446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16d751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8e6d3" officeooo:paragraph-rsid="0018e6d3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7d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1">Configurações</text:p>
      <text:p text:style-name="P11"/>
      <text:p text:style-name="P5">git config --global user.name “Fulano da Silva”</text:p>
      <text:p text:style-name="P5">git config --global user.email <text:a xlink:type="simple" xlink:href="mailto:fulanodasilva.git@gmail.com" text:style-name="Internet_20_link" text:visited-style-name="Visited_20_Internet_20_Link">fulanodasilva.git@gmail.com</text:a></text:p>
      <text:p text:style-name="P5"/>
      <text:p text:style-name="P11">Comandos</text:p>
      <text:p text:style-name="P1"/>
      <text:p text:style-name="P2">init → <text:span text:style-name="T1">inicializa um projeto git.</text:span></text:p>
      <text:p text:style-name="P2"><text:span text:style-name="T2">status</text:span><text:span text:style-name="T1"> → verifica a situação dos arquivos no repositório GIT.</text:span></text:p>
      <text:p text:style-name="P3">add<text:span text:style-name="T1"> → rastreia o arquivo.</text:span></text:p>
      <text:p text:style-name="P6">commit<text:span text:style-name="T1"> → grava as mudanças no repositório.</text:span></text:p>
      <text:p text:style-name="P6"><text:span text:style-name="T1"><text:tab/>-</text:span>m<text:span text:style-name="T1"> → mensagem do commit.</text:span></text:p>
      <text:p text:style-name="P6">log<text:span text:style-name="T1"> → verifica o histórico das alterações gravadas no repositório.</text:span></text:p>
      <text:p text:style-name="P8">remote add origin <text:a xlink:type="simple" xlink:href="https://github.com/fulanodasilva/diretorio.git" text:style-name="Internet_20_link" text:visited-style-name="Visited_20_Internet_20_Link">https://github.com/fulanodasilva/diretorio.git</text:a><text:span text:style-name="T1"> → aponta o seu projeto para o github.</text:span></text:p>
      <text:p text:style-name="P8">push origin master → <text:span text:style-name="T1">envia as alterações para o github.</text:span></text:p>
      <text:p text:style-name="P9">clone<text:span text:style-name="T1"> → obtem o projeto do repositório.</text:span></text:p>
      <text:p text:style-name="P6"><text:span text:style-name="T1"/></text:p>
      <text:p text:style-name="P3"><text:span text:style-name="T1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08T13:36:31.311989634</dc:date>
    <meta:editing-duration>PT1H38M57S</meta:editing-duration>
    <meta:editing-cycles>4</meta:editing-cycles>
    <meta:generator>LibreOffice/5.0.5.2$Linux_X86_64 LibreOffice_project/55b006a02d247b5f7215fc6ea0fde844b30035b3</meta:generator>
    <meta:document-statistic meta:table-count="0" meta:image-count="0" meta:object-count="0" meta:page-count="1" meta:paragraph-count="14" meta:word-count="89" meta:character-count="577" meta:non-whitespace-character-count="503"/>
  </office:meta>
</office:document-meta>
</file>